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24pt" style:font-size-asian="24pt" style:font-size-complex="24pt" fo:language="ro" fo:country="MD"/>
    </style:style>
    <style:style style:name="P2" style:parent-style-name="Normal" style:family="paragraph">
      <style:text-properties fo:font-size="16pt" style:font-size-asian="16pt" style:font-size-complex="16pt" fo:language="ro" fo:country="MD"/>
    </style:style>
    <style:style style:name="P3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4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5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6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7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8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9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0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1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2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3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4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5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6" style:parent-style-name="ListParagraph" style:list-style-name="LFO1" style:family="paragraph">
      <style:text-properties fo:font-size="12pt" style:font-size-asian="12pt" style:font-size-complex="12pt" fo:language="ro" fo:country="MD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fo:font-size="12pt" style:font-size-asian="12pt" style:font-size-complex="12pt" fo:language="ro" fo:country="MD"/>
    </style:style>
    <style:style style:name="T19" style:parent-style-name="DefaultParagraphFont" style:family="text">
      <style:text-properties fo:font-size="12pt" style:font-size-asian="12pt" style:font-size-complex="12pt" fo:language="en" fo:country="US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fo:font-size="12pt" style:font-size-asian="12pt" style:font-size-complex="12pt" fo:language="en" fo:country="US"/>
    </style:style>
    <style:style style:name="P22" style:parent-style-name="Normal" style:family="paragraph">
      <style:text-properties fo:font-size="16pt" style:font-size-asian="16pt" style:font-size-complex="16pt" fo:language="ro" fo:country="MD"/>
    </style:style>
    <style:style style:name="P23" style:parent-style-name="ListParagraph" style:list-style-name="LFO1" style:family="paragraph"/>
    <style:style style:name="T24" style:parent-style-name="DefaultParagraphFont" style:family="text">
      <style:text-properties fo:font-size="12pt" style:font-size-asian="12pt" style:font-size-complex="12pt" fo:language="ro" fo:country="MD"/>
    </style:style>
    <style:style style:name="P25" style:parent-style-name="ListParagraph" style:list-style-name="LFO1" style:family="paragraph"/>
    <style:style style:name="T26" style:parent-style-name="DefaultParagraphFont" style:family="text">
      <style:text-properties fo:font-size="12pt" style:font-size-asian="12pt" style:font-size-complex="12pt" fo:language="ro" fo:country="MD"/>
    </style:style>
    <style:style style:name="T27" style:parent-style-name="DefaultParagraphFont" style:family="text">
      <style:text-properties fo:font-size="12pt" style:font-size-asian="12pt" style:font-size-complex="12pt" fo:language="ro" fo:country="MD"/>
    </style:style>
    <style:style style:name="P28" style:parent-style-name="ListParagraph" style:list-style-name="LFO1" style:family="paragraph"/>
    <style:style style:name="T29" style:parent-style-name="DefaultParagraphFont" style:family="text">
      <style:text-properties fo:font-size="12pt" style:font-size-asian="12pt" style:font-size-complex="12pt" fo:language="ro" fo:country="MD"/>
    </style:style>
    <style:style style:name="T30" style:parent-style-name="DefaultParagraphFont" style:family="text">
      <style:text-properties fo:font-size="12pt" style:font-size-asian="12pt" style:font-size-complex="12pt" fo:language="ro" fo:country="MD"/>
    </style:style>
    <style:style style:name="P31" style:parent-style-name="Normal" style:family="paragraph">
      <style:text-properties fo:font-size="16pt" style:font-size-asian="16pt" style:font-size-complex="16pt" fo:language="ro" fo:country="MD"/>
    </style:style>
    <style:style style:name="P32" style:parent-style-name="ListParagraph" style:list-style-name="LFO1" style:family="paragraph"/>
    <style:style style:name="T33" style:parent-style-name="DefaultParagraphFont" style:family="text">
      <style:text-properties fo:font-size="12pt" style:font-size-asian="12pt" style:font-size-complex="12pt" fo:language="ro" fo:country="MD"/>
    </style:style>
    <style:style style:name="P34" style:parent-style-name="ListParagraph" style:list-style-name="LFO1" style:family="paragraph"/>
    <style:style style:name="T35" style:parent-style-name="DefaultParagraphFont" style:family="text">
      <style:text-properties fo:font-size="12pt" style:font-size-asian="12pt" style:font-size-complex="12pt" fo:language="ro" fo:country="MD"/>
    </style:style>
    <style:style style:name="P36" style:parent-style-name="ListParagraph" style:list-style-name="LFO1" style:family="paragraph"/>
    <style:style style:name="T37" style:parent-style-name="DefaultParagraphFont" style:family="text">
      <style:text-properties fo:font-size="12pt" style:font-size-asian="12pt" style:font-size-complex="12pt" fo:language="ro" fo:country="MD"/>
    </style:style>
  </office:automatic-styles>
  <office:body>
    <office:text text:use-soft-page-breaks="true">
      <text:p text:style-name="P1">Planificarea Iterațiilor<text:s/></text:p>
      <text:p text:style-name="P2">Iterația 1:<text:s/></text:p>
      <text:list text:style-name="LFO1" text:continue-numbering="true">
        <text:list-item>
          <text:p text:style-name="P3">Crearea Bazei de Date<text:s/></text:p>
        </text:list-item>
        <text:list-item>
          <text:p text:style-name="P4">Popularea bazei de date</text:p>
        </text:list-item>
        <text:list-item>
          <text:p text:style-name="P5">Conectarea proiectului la baza de date</text:p>
        </text:list-item>
        <text:list-item>
          <text:p text:style-name="P6">Implementarea functionalitatilor</text:p>
        </text:list-item>
        <text:list-item>
          <text:p text:style-name="P7">Crearea unei interfețe<text:s/>grafice cu următoarele elemente:<text:s/></text:p>
          <text:list text:continue-numbering="true">
            <text:list-item>
              <text:p text:style-name="P8">Pagina de logare pentru utilizator (sef sau angajat)</text:p>
            </text:list-item>
            <text:list-item>
              <text:p text:style-name="P9">Pagina<text:s/>sefului:<text:s/></text:p>
              <text:list text:continue-numbering="true">
                <text:list-item>
                  <text:p text:style-name="P10">Dispunerea listei cu angajatii logati</text:p>
                </text:list-item>
                <text:list-item>
                  <text:p text:style-name="P11">TextField unde introduce descrierea sarcinii<text:s text:c="2"/></text:p>
                </text:list-item>
                <text:list-item>
                  <text:p text:style-name="P12">Buton de<text:s/>adaugare a sarcinii<text:s text:c="2"/></text:p>
                </text:list-item>
                <text:list-item>
                  <text:p text:style-name="P13">Buton<text:s/>Logout</text:p>
                </text:list-item>
              </text:list>
            </text:list-item>
            <text:list-item>
              <text:p text:style-name="P14">Fereastra angajatului:<text:s/></text:p>
              <text:list text:continue-numbering="true">
                <text:list-item>
                  <text:p text:style-name="P15">Afisarea intr-un listView a<text:s/>listei cu<text:s/>sarcini trimise de sef</text:p>
                </text:list-item>
                <text:list-item>
                  <text:p text:style-name="P16">TextField pentru introducerea orei la care ajunge angajatul</text:p>
                </text:list-item>
                <text:list-item>
                  <text:p text:style-name="P17"><text:span text:style-name="T18">Buton<text:s/></text:span><text:span text:style-name="T19">“Prezent”</text:span></text:p>
                </text:list-item>
                <text:list-item>
                  <text:p text:style-name="P20"><text:span text:style-name="T21">Buton Logout</text:span></text:p>
                </text:list-item>
              </text:list>
            </text:list-item>
          </text:list>
        </text:list-item>
      </text:list>
      <text:p text:style-name="P22">Iterația 2:<text:s/></text:p>
      <text:list text:style-name="LFO1" text:continue-numbering="true">
        <text:list-item>
          <text:p text:style-name="P23"><text:span text:style-name="T24">Gestionarea exceptiilor si erorilor</text:span></text:p>
        </text:list-item>
        <text:list-item>
          <text:p text:style-name="P25"><text:span text:style-name="T26">Validarea datelor la nivelul interfetei</text:span><text:span text:style-name="T27"><text:s/></text:span></text:p>
        </text:list-item>
        <text:list-item>
          <text:p text:style-name="P28"><text:span text:style-name="T29">Optimizarea modului de</text:span><text:span text:style-name="T30"><text:s/>validare a taskurilor finalizare<text:s/></text:span></text:p>
        </text:list-item>
      </text:list>
      <text:p text:style-name="P31">Iterația 3:<text:s/></text:p>
      <text:list text:style-name="LFO1" text:continue-numbering="true">
        <text:list-item>
          <text:p text:style-name="P32"><text:span text:style-name="T33">Rafinarea codului</text:span></text:p>
        </text:list-item>
        <text:list-item>
          <text:p text:style-name="P34"><text:span text:style-name="T35">Eliminarea functionalitatilor care nu sunt folosite</text:span></text:p>
        </text:list-item>
        <text:list-item>
          <text:p text:style-name="P36"><text:span text:style-name="T37">Imbunatatirea aspectului si elementelor de interfat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a Toda</meta:initial-creator>
    <dc:creator>Microsoft account</dc:creator>
    <meta:creation-date>2025-03-21T12:25:00Z</meta:creation-date>
    <dc:date>2025-03-21T12:25:00Z</dc:date>
    <meta:template xlink:href="Normal" xlink:type="simple"/>
    <meta:editing-cycles>2</meta:editing-cycles>
    <meta:editing-duration>PT120S</meta:editing-duration>
    <meta:document-statistic meta:page-count="1" meta:paragraph-count="1" meta:word-count="130" meta:character-count="870" meta:row-count="6" meta:non-whitespace-character-count="741"/>
  </office:meta>
</office:document-meta>
</file>